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f4f" officeooo:paragraph-rsid="0018cf4f"/>
    </style:style>
    <style:style style:name="P2" style:family="paragraph" style:parent-style-name="Standard">
      <style:text-properties officeooo:rsid="001a7ccb" officeooo:paragraph-rsid="001a7ccb"/>
    </style:style>
    <style:style style:name="P3" style:family="paragraph" style:parent-style-name="Standard">
      <style:text-properties officeooo:rsid="001ab6ba" officeooo:paragraph-rsid="001ab6ba"/>
    </style:style>
    <style:style style:name="P4" style:family="paragraph" style:parent-style-name="Standard">
      <style:text-properties officeooo:rsid="001bd13d" officeooo:paragraph-rsid="001bd13d"/>
    </style:style>
    <style:style style:name="P5" style:family="paragraph" style:parent-style-name="Standard">
      <style:text-properties officeooo:rsid="001d773f" officeooo:paragraph-rsid="001d773f"/>
    </style:style>
    <style:style style:name="P6" style:family="paragraph" style:parent-style-name="Standard">
      <style:text-properties fo:font-weight="normal" officeooo:rsid="001d773f" officeooo:paragraph-rsid="001d773f" style:font-weight-asian="normal" style:font-weight-complex="normal"/>
    </style:style>
    <style:style style:name="P7" style:family="paragraph" style:parent-style-name="Standard">
      <style:text-properties fo:font-weight="normal" officeooo:rsid="001d773f" officeooo:paragraph-rsid="001ea4ef" style:font-weight-asian="normal" style:font-weight-complex="normal"/>
    </style:style>
    <style:style style:name="P8" style:family="paragraph" style:parent-style-name="Standard">
      <style:text-properties fo:font-weight="normal" officeooo:rsid="001d773f" officeooo:paragraph-rsid="00282d78" style:font-weight-asian="normal" style:font-weight-complex="normal"/>
    </style:style>
    <style:style style:name="P9" style:family="paragraph" style:parent-style-name="Header"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officeooo:rsid="00282d78" officeooo:paragraph-rsid="00282d78" style:font-weight-asian="normal" style:font-weight-complex="normal"/>
    </style:style>
    <style:style style:name="P11" style:family="paragraph" style:parent-style-name="Standard">
      <style:text-properties fo:font-weight="normal" officeooo:rsid="001d773f" officeooo:paragraph-rsid="00282d78" style:font-weight-asian="normal" style:font-weight-complex="normal"/>
    </style:style>
    <style:style style:name="P12" style:family="paragraph" style:parent-style-name="Standard">
      <style:text-properties fo:font-weight="normal" officeooo:rsid="001d773f" officeooo:paragraph-rsid="001d773f" style:font-weight-asian="normal" style:font-weight-complex="normal"/>
    </style:style>
    <style:style style:name="P13" style:family="paragraph" style:parent-style-name="Standard">
      <style:text-properties fo:font-weight="normal" officeooo:rsid="001d773f" officeooo:paragraph-rsid="002c4dd9" style:font-weight-asian="normal" style:font-weight-complex="normal"/>
    </style:style>
    <style:style style:name="P14" style:family="paragraph" style:parent-style-name="Standard">
      <style:text-properties fo:font-weight="normal" officeooo:rsid="001d773f" officeooo:paragraph-rsid="002da285" style:font-weight-asian="normal" style:font-weight-complex="normal"/>
    </style:style>
    <style:style style:name="P15" style:family="paragraph" style:parent-style-name="Standard">
      <style:text-properties fo:font-weight="normal" officeooo:rsid="001d773f" officeooo:paragraph-rsid="002f64d7" style:font-weight-asian="normal" style:font-weight-complex="normal"/>
    </style:style>
    <style:style style:name="P16" style:family="paragraph" style:parent-style-name="Standard">
      <style:text-properties fo:font-weight="normal" officeooo:rsid="0022d1a4" officeooo:paragraph-rsid="002da285" style:font-weight-asian="normal" style:font-weight-complex="normal"/>
    </style:style>
    <style:style style:name="P17" style:family="paragraph" style:parent-style-name="Standard">
      <style:text-properties fo:font-weight="normal" officeooo:rsid="0023c7f7" officeooo:paragraph-rsid="002da285" style:font-weight-asian="normal" style:font-weight-complex="normal"/>
    </style:style>
    <style:style style:name="P18" style:family="paragraph" style:parent-style-name="Standard">
      <style:text-properties fo:font-weight="normal" officeooo:rsid="00186348" officeooo:paragraph-rsid="002da285" style:font-weight-asian="normal" style:font-weight-complex="normal"/>
    </style:style>
    <style:style style:name="P19" style:family="paragraph" style:parent-style-name="Standard">
      <style:text-properties fo:font-weight="normal" officeooo:rsid="0019e182" officeooo:paragraph-rsid="00314c4c" style:font-weight-asian="normal" style:font-weight-complex="normal"/>
    </style:style>
    <style:style style:name="P20" style:family="paragraph" style:parent-style-name="Standard">
      <style:text-properties officeooo:rsid="001d773f" officeooo:paragraph-rsid="001d773f"/>
    </style:style>
    <style:style style:name="P21" style:family="paragraph" style:parent-style-name="Standard">
      <style:text-properties officeooo:rsid="001d773f" officeooo:paragraph-rsid="00314c4c"/>
    </style:style>
    <style:style style:name="P22" style:family="paragraph" style:parent-style-name="Standard">
      <style:text-properties officeooo:rsid="001ab6ba" officeooo:paragraph-rsid="001ab6ba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186348" officeooo:paragraph-rsid="002da285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186348" officeooo:paragraph-rsid="002f64d7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2462f0" officeooo:paragraph-rsid="002da285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2462f0" officeooo:paragraph-rsid="002f64d7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2da285" officeooo:paragraph-rsid="002da285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2da285" officeooo:paragraph-rsid="002f64d7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2f64d7" officeooo:paragraph-rsid="002f64d7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25276e" officeooo:paragraph-rsid="002f64d7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2582af" officeooo:paragraph-rsid="002f64d7" style:font-weight-asian="normal" style:font-weight-complex="normal"/>
    </style:style>
    <style:style style:name="T1" style:family="text">
      <style:text-properties officeooo:rsid="001a7ccb"/>
    </style:style>
    <style:style style:name="T2" style:family="text">
      <style:text-properties officeooo:rsid="001ab6ba"/>
    </style:style>
    <style:style style:name="T3" style:family="text">
      <style:text-properties officeooo:rsid="001bd13d"/>
    </style:style>
    <style:style style:name="T4" style:family="text">
      <style:text-properties officeooo:rsid="001d773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5812" style:font-weight-asian="normal" style:font-weight-complex="normal"/>
    </style:style>
    <style:style style:name="T8" style:family="text">
      <style:text-properties fo:font-weight="normal" officeooo:rsid="0019e182" style:font-weight-asian="normal" style:font-weight-complex="normal"/>
    </style:style>
    <style:style style:name="T9" style:family="text">
      <style:text-properties officeooo:rsid="002698d4"/>
    </style:style>
    <style:style style:name="T10" style:family="text">
      <style:text-properties officeooo:rsid="00282d78"/>
    </style:style>
    <style:style style:name="T11" style:family="text">
      <style:text-properties officeooo:rsid="0029fe60"/>
    </style:style>
    <style:style style:name="T12" style:family="text">
      <style:text-properties officeooo:rsid="002a441b"/>
    </style:style>
    <style:style style:name="T13" style:family="text">
      <style:text-properties officeooo:rsid="002c4dd9"/>
    </style:style>
    <style:style style:name="T14" style:family="text">
      <style:text-properties officeooo:rsid="00186348"/>
    </style:style>
    <style:style style:name="T15" style:family="text">
      <style:text-properties officeooo:rsid="002da285"/>
    </style:style>
    <style:style style:name="T16" style:family="text">
      <style:text-properties officeooo:rsid="0025276e"/>
    </style:style>
    <style:style style:name="T17" style:family="text">
      <style:text-properties officeooo:rsid="002f64d7"/>
    </style:style>
    <style:style style:name="T18" style:family="text">
      <style:text-properties officeooo:rsid="001fdb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What <text:s text:c="2"/>is <text:s/>a <text:s/>variable <text:s/>in <text:s text:c="2"/>python</text:p>
      <text:p text:style-name="P1"><text:s text:c="5"/>A <text:s/>variable is <text:s/>a name that assigns to <text:s/>a value</text:p>
      <text:p text:style-name="P1"/>
      <text:p text:style-name="P1">2. How do you create a variable?</text:p>
      <text:p text:style-name="P1"><text:s text:c="6"/>A variable can be created by a letter,word etc,and can be assigned to a value with an assignment <text:s text:c="10"/>operator</text:p>
      <text:p text:style-name="P1"/>
      <text:p text:style-name="P1">3.<text:span text:style-name="T1">H</text:span>ow do you check the value within a variable?</text:p>
      <text:p text:style-name="P1"><text:s text:c="4"/><text:span text:style-name="T1">We can check the value withion a variable by <text:s/>printing the variable</text:span></text:p>
      <text:p text:style-name="P1"/>
      <text:p text:style-name="P1"><text:s/><text:span text:style-name="T1">4. How do you create multiple variables in a single statement?</text:span></text:p>
      <text:p text:style-name="P1"><text:s text:c="7"/><text:span text:style-name="T1">We can create multiple variables in a single statement by </text:span></text:p>
      <text:p text:style-name="P1"><text:s text:c="8"/><text:span text:style-name="T1">a=34,b=89,v=90</text:span></text:p>
      <text:p text:style-name="P1"><text:s/></text:p>
      <text:p text:style-name="P2">5 . <text:s text:c="2"/>How do you create multiple variables with the same value?</text:p>
      <text:p text:style-name="P2"><text:s text:c="8"/>We can create multiple variable swith the same value by</text:p>
      <text:p text:style-name="P2"><text:s text:c="8"/>b=i=o=89</text:p>
      <text:p text:style-name="P2"/>
      <text:p text:style-name="P2">6. <text:s text:c="2"/>How do you change the value of a variable?</text:p>
      <text:p text:style-name="P2"><text:s text:c="7"/><text:span text:style-name="T2">To change the variable name we can </text:span></text:p>
      <text:p text:style-name="P2"><text:s text:c="7"/><text:span text:style-name="T2">from r=90 to <text:s/>r=890</text:span></text:p>
      <text:p text:style-name="P2"/>
      <text:p text:style-name="P3">7. <text:s text:c="3"/>How do you reassign a variable by modifying the previous value?</text:p>
      <text:p text:style-name="P3"><text:s text:c="8"/>If a=6</text:p>
      <text:p text:style-name="P3"><text:s text:c="8"/>a=a+1</text:p>
      <text:p text:style-name="P3"><text:s text:c="7"/></text:p>
      <text:p text:style-name="P3"/>
      <text:p text:style-name="P3">8. <text:s text:c="3"/>What does the statement `counter += 4</text:p>
      <text:p text:style-name="P3"><text:s text:c="9"/>it will increment the value of counter by 4</text:p>
      <text:p text:style-name="P3"/>
      <text:p text:style-name="P3">9 . <text:s text:c="2"/>What are the rules for naming a variable?</text:p>
      <text:p text:style-name="P3"><text:tab/><text:span text:style-name="T3">Variable name should be meaningfull</text:span></text:p>
      <text:p text:style-name="P3"><text:s text:c="13"/><text:span text:style-name="T3">variables i,j,k are usully used as integer counters</text:span></text:p>
      <text:p text:style-name="P3"><text:tab/>A variable name must not be the same as one of the reserved keywords </text:p>
      <text:p text:style-name="P3"><text:s text:c="4"/><text:tab/><text:span text:style-name="T3">t</text:span>he built-in constant names `True`, `False` and `None` cannot be assigned as variable na<text:span text:style-name="T3">mes</text:span></text:p>
      <text:p text:style-name="P3"/>
      <text:p text:style-name="P4">10. <text:s text:c="3"/>Are variable names case-sensitive? Do `a_variable`, `A_Variable`, and `A_VARIABLE` r <text:s text:c="3"/>r represent the same variable or different ones?</text:p>
      <text:p text:style-name="P4">yes</text:p>
      <text:p text:style-name="P4"/>
      <text:p text:style-name="P4">11. <text:s text:c="2"/>What is Syntax? Why is it important?</text:p>
      <text:p text:style-name="P4"><text:s text:c="9"/>Syntax is the uniform norm for programming</text:p>
      <text:p text:style-name="P4"/>
      <text:p text:style-name="P4">12. <text:s text:c="2"/>What happens if you execute a statement with invalid syntax?</text:p>
      <text:p text:style-name="P4"><text:s text:c="8"/>output---Invalid syntax error</text:p>
      <text:p text:style-name="P4"/>
      <text:p text:style-name="P4">13 <text:s/>. How do you check the data type of a variable?</text:p>
      <text:p text:style-name="P4"><text:s text:c="8"/>Type(a) <text:span text:style-name="T4">a can be the variable</text:span></text:p>
      <text:p text:style-name="P4"/>
      <text:p text:style-name="P5">14 <text:s text:c="2"/>what are the built-in data types in Python?</text:p>
      <text:p text:style-name="P5"><text:soft-page-break/><text:s text:c="9"/>Float,str,int,bool,list,dictionary,tuple</text:p>
      <text:p text:style-name="P5"/>
      <text:p text:style-name="P5">15 . What is a primitive data type?</text:p>
      <text:p text:style-name="P5"><text:s text:c="7"/>Does not contain any other data type as its coponent</text:p>
      <text:p text:style-name="P5"/>
      <text:p text:style-name="P5">16. <text:s/>What are the primitive data types available in Python?</text:p>
      <text:p text:style-name="P5"><text:s text:c="8"/>number</text:p>
      <text:p text:style-name="P5"/>
      <text:p text:style-name="P5">17. <text:s text:c="2"/>What is a data structure or container data type?</text:p>
      <text:p text:style-name="P21"><text:s text:c="8"/><text:span text:style-name="T8">It is a container that allows us to store a collection of data in certain ways that make certain </text:span></text:p>
      <text:p text:style-name="P21"><text:span text:style-name="T8"><text:s text:c="9"/>certain conditions</text:span></text:p>
      <text:p text:style-name="P19">Eg: Arrays, queues, stacks, linked list, graph, tree hashmap</text:p>
      <text:p text:style-name="P5"/>
      <text:p text:style-name="P5">18. <text:s/>what are the container types available in Python?</text:p>
      <text:p text:style-name="P21"><text:s text:c="7"/><text:span text:style-name="T7">Lists, tuples, sets, dictionaries.</text:span></text:p>
      <text:p text:style-name="P5"/>
      <text:p text:style-name="P5">19. What kind of data does the Integer data type represent?</text:p>
      <text:p text:style-name="P5"><text:s text:c="6"/>Int</text:p>
      <text:p text:style-name="P5"/>
      <text:p text:style-name="P5">20 <text:s/>What are the numerical limits of the integer data type?</text:p>
      <text:p text:style-name="P5"><text:s text:c="7"/>There are no limits for the integer data type</text:p>
      <text:p text:style-name="P5"/>
      <text:p text:style-name="P5">21 <text:s/>What kind of data does the float data type represent?</text:p>
      <text:p text:style-name="P5"><text:s text:c="6"/>Decimal numbers represent the float type data structures</text:p>
      <text:p text:style-name="P5"/>
      <text:p text:style-name="P5">22 <text:s text:c="2"/>How does Python decide if a given number is a float or an integer?</text:p>
      <text:p text:style-name="P5"><text:s text:c="8"/>If the number given is in decimals then it is float data type</text:p>
      <text:p text:style-name="P5"><text:s text:c="8"/>if the number comes under the <text:s/>integer or the real numbers then it comes under the int data type</text:p>
      <text:p text:style-name="P5"/>
      <text:p text:style-name="P5">23 <text:s text:c="2"/>How can you create a variable which stores a whole number, e.g., 4 but has the float data type?</text:p>
      <text:p text:style-name="P5"><text:span text:style-name="T5"><text:s text:c="7"/></text:span><text:span text:style-name="T6">If the given value is 4 which means its having the int data type,to converty into float we can do</text:span></text:p>
      <text:p text:style-name="P6"><text:s text:c="8"/>y=4</text:p>
      <text:p text:style-name="P6"><text:s text:c="8"/>float(4)//typecasting</text:p>
      <text:p text:style-name="P6"/>
      <text:p text:style-name="P6">24 <text:s text:c="3"/>How do you create floats representing very large (e.g., 6.023 x 10^23) or very small numbers 000000123)?</text:p>
      <text:p text:style-name="P6"><text:s text:c="8"/>s=6.023e23</text:p>
      <text:p text:style-name="P6"><text:s text:c="8"/>b=1.23e-7</text:p>
      <text:p text:style-name="P6"/>
      <text:p text:style-name="P6">25 <text:s text:c="5"/>What does the expression `23e-12` represent?</text:p>
      <text:p text:style-name="P6"><text:s text:c="10"/>0.00000000000023</text:p>
      <text:p text:style-name="P6"/>
      <text:p text:style-name="P6">26 <text:s text:c="4"/>Can floats be used to store numbers with unlimited precision?</text:p>
      <text:p text:style-name="P6"><text:s text:c="10"/>No</text:p>
      <text:p text:style-name="P6"/>
      <text:p text:style-name="P6">27 <text:s text:c="5"/>What are the differences between integers and floats?</text:p>
      <text:p text:style-name="P6"><text:s text:c="12"/>Integer data types are used for real numbers (exact values)</text:p>
      <text:p text:style-name="P6"><text:s text:c="12"/>float will have the decimal values or the apporximated values</text:p>
      <text:p text:style-name="P6"/>
      <text:p text:style-name="P6"><text:soft-page-break/><text:s/>28 <text:s text:c="5"/>How do you convert an integer to a float?</text:p>
      <text:p text:style-name="P6"><text:s text:c="11"/>b=89 //int</text:p>
      <text:p text:style-name="P6"><text:s text:c="12"/>float(b)</text:p>
      <text:p text:style-name="P6"/>
      <text:p text:style-name="P6">29 <text:s text:c="5"/>How do you convert a float to an integer?</text:p>
      <text:p text:style-name="P6"><text:s text:c="9"/>t=6.7</text:p>
      <text:p text:style-name="P6"><text:s text:c="10"/>int(t)</text:p>
      <text:p text:style-name="P6"/>
      <text:p text:style-name="P6">30 <text:s text:c="5"/>What is the result obtained when you convert 1.99 to an integer?</text:p>
      <text:p text:style-name="P6"><text:s text:c="11"/>1</text:p>
      <text:p text:style-name="P6"/>
      <text:p text:style-name="P6">31 <text:s text:c="5"/>What are the data types of the results of the division operators `/` and `//`?</text:p>
      <text:p text:style-name="P6"><text:s text:c="8"/>the data type of / operator is float</text:p>
      <text:p text:style-name="P6"><text:s text:c="8"/>the data type of the // opeartor is integer</text:p>
      <text:p text:style-name="P6"/>
      <text:p text:style-name="P6">32 <text:s text:c="3"/>What kind of data does the Boolean data type represent?</text:p>
      <text:p text:style-name="P6"><text:s text:c="8"/>True or false</text:p>
      <text:p text:style-name="P6"/>
      <text:p text:style-name="P6">33 <text:s text:c="3"/>Which types of Python operators return booleans as a result?</text:p>
      <text:p text:style-name="P6"><text:s text:c="8"/>Booleans are logical operators</text:p>
      <text:p text:style-name="P6"/>
      <text:p text:style-name="P6">34 <text:s text:c="3"/>What happens if you try to use a boolean in arithmetic operation?</text:p>
      <text:p text:style-name="P6"><text:s text:c="9"/>Boolean true denotes 1 in arithematic</text:p>
      <text:p text:style-name="P7"><text:s text:c="12"/>Booleran false denotes 0</text:p>
      <text:p text:style-name="P6"/>
      <text:p text:style-name="P6">35 <text:s text:c="4"/>How can any value in Python be covered to a boolean?</text:p>
      <text:p text:style-name="P6"><text:s text:c="9"/>By typecasting the value</text:p>
      <text:p text:style-name="P6"><text:s text:c="9"/>bool(7)</text:p>
      <text:p text:style-name="P6"/>
      <text:p text:style-name="P6">36 <text:s text:c="4"/>What are truthy and falsy values?</text:p>
      <text:p text:style-name="P6"><text:s text:c="9"/></text:p>
      <text:p text:style-name="P6"/>
      <text:p text:style-name="P6">37 <text:s text:c="4"/>What are the values in Python that evaluate to False?</text:p>
      <text:p text:style-name="P6"><text:s text:c="10"/>0----false</text:p>
      <text:p text:style-name="P6"/>
      <text:p text:style-name="P6">38 <text:s text:c="4"/>Give some examples of values that evaluate to True.</text:p>
      <text:p text:style-name="P6"><text:s text:c="11"/>Any non zero values 45,67,89,-9,-7</text:p>
      <text:p text:style-name="P6"/>
      <text:p text:style-name="P6">39 <text:s text:c="4"/>What kind of data does the None data type represent?</text:p>
      <text:p text:style-name="P6"><text:s text:c="10"/>Nonetype</text:p>
      <text:p text:style-name="P6"/>
      <text:p text:style-name="P6">40 <text:s text:c="5"/>What is the purpose of None?</text:p>
      <text:p text:style-name="P6"><text:s text:c="10"/>If we dont have an ouput ,if nothing is there to return we use none</text:p>
      <text:p text:style-name="P6"><text:s text:c="11"/>like return(none)</text:p>
      <text:p text:style-name="P6"><text:s/></text:p>
      <text:p text:style-name="P6">41 <text:s text:c="5"/>What kind of data does the String data type represent?</text:p>
      <text:p text:style-name="P6"><text:s text:c="8"/>An ordered sequence of characters</text:p>
      <text:p text:style-name="P6"><text:s/></text:p>
      <text:p text:style-name="P6">42 <text:s text:c="6"/>What are the different ways of creating strings in Python?</text:p>
      <text:p text:style-name="P6"><text:s text:c="11"/>r=”om sri sai ram”</text:p>
      <text:p text:style-name="P6"><text:soft-page-break/><text:s text:c="10"/>r</text:p>
      <text:p text:style-name="P6"><text:s text:c="9"/>print(r)</text:p>
      <text:p text:style-name="P6"><text:s text:c="9"/>type(r)</text:p>
      <text:p text:style-name="P6"><text:s text:c="9"/>-----&gt; <text:s text:c="4"/>om sri sai ram</text:p>
      <text:p text:style-name="P6"><text:s text:c="9"/>str</text:p>
      <text:p text:style-name="P6"><text:s text:c="2"/></text:p>
      <text:p text:style-name="P6"><text:s/>43 <text:s/>what is the difference between strings creating using single quotes, i.e. `'` and `'` vs. those created using double quotes, i.e. `\"` and `\"`?</text:p>
      <text:p text:style-name="P6"><text:s text:c="7"/>both ‘ <text:s text:c="3"/>, <text:s text:c="2"/>“ <text:s text:c="3"/>are equal ,can use both in the case for strings</text:p>
      <text:p text:style-name="P6"><text:s text:c="2"/></text:p>
      <text:p text:style-name="P6">44 <text:s text:c="3"/>How do you create multi-line strings in Python?</text:p>
      <text:p text:style-name="P6"><text:s text:c="10"/>We can use long_string</text:p>
      <text:p text:style-name="P6"/>
      <text:p text:style-name="P6">45 <text:s text:c="4"/>What is the newline character?</text:p>
      <text:p text:style-name="P6"><text:s text:c="7"/>\n is the new line character</text:p>
      <text:p text:style-name="P6"/>
      <text:p text:style-name="P6"><text:s/>46 <text:s text:c="3"/>What are escaped characters? How are they useful?</text:p>
      <text:p text:style-name="P6"><text:s text:c="10"/>Single quote(‘)</text:p>
      <text:p text:style-name="P6"><text:s text:c="11"/>double quotes(“)</text:p>
      <text:p text:style-name="P6"><text:s text:c="10"/>linefeed(LF)</text:p>
      <text:p text:style-name="P6"><text:s text:c="10"/>carriage return <text:s/>\r</text:p>
      <text:p text:style-name="P6"><text:s text:c="11"/>horizontal tab</text:p>
      <text:p text:style-name="P6"><text:s text:c="11"/>backspace</text:p>
      <text:p text:style-name="P6"><text:s text:c="11"/>it is usefull if we want to all more than one line in the string</text:p>
      <text:p text:style-name="P6"><text:s text:c="11"/>if we want to add both quotes in the string</text:p>
      <text:p text:style-name="P6"><text:s text:c="3"/></text:p>
      <text:p text:style-name="P6"><text:s text:c="2"/>47 <text:s text:c="3"/>How do you check the length of a string?</text:p>
      <text:p text:style-name="P6"><text:s text:c="11"/>We can check the length using the len()</text:p>
      <text:p text:style-name="P6"/>
      <text:p text:style-name="P6"><text:s text:c="3"/>48 <text:s text:c="3"/>How do you convert a string into a list of characters?</text:p>
      <text:p text:style-name="P6"><text:s text:c="11"/>i=”sai”</text:p>
      <text:p text:style-name="P6"><text:s text:c="11"/>list(i)</text:p>
      <text:p text:style-name="P6"><text:s text:c="12"/>print(i)</text:p>
      <text:p text:style-name="P6"><text:s text:c="10"/>[‘s’,’a’,’i’]</text:p>
      <text:p text:style-name="P6"/>
      <text:p text:style-name="P6"><text:s text:c="2"/>49 <text:s text:c="4"/>How do you access a specific character from a string?</text:p>
      <text:p text:style-name="P6"><text:s text:c="11"/>u=’sairam’</text:p>
      <text:p text:style-name="P6"><text:s text:c="11"/>u[0]</text:p>
      <text:p text:style-name="P6"><text:s text:c="11"/>u[1]</text:p>
      <text:p text:style-name="P6"><text:s text:c="11"/>----&gt;’s’ <text:s text:c="2"/>, <text:s text:c="2"/>‘a’ <text:s text:c="2"/></text:p>
      <text:p text:style-name="P6"><text:s/></text:p>
      <text:p text:style-name="P6"><text:s text:c="2"/>50 <text:s text:c="3"/>How do you access a range of characters from a string?</text:p>
      <text:p text:style-name="P6"><text:s text:c="12"/>u=’omsrisairam’</text:p>
      <text:p text:style-name="P6"><text:s text:c="12"/>print(a[0:4])</text:p>
      <text:p text:style-name="P6"/>
      <text:p text:style-name="P6">51 <text:s text:c="5"/>How do you check if a specific character occurs in a string?</text:p>
      <text:p text:style-name="P6"><text:s text:c="9"/>x=’sairam’</text:p>
      <text:p text:style-name="P6"><text:s text:c="9"/>if ‘a’ <text:s/>in x:</text:p>
      <text:p text:style-name="P6"><text:s text:c="14"/>print(R)</text:p>
      <text:p text:style-name="P6"/>
      <text:p text:style-name="P6"><text:soft-page-break/>52 <text:s text:c="6"/>how you check if a smaller string occurs within a bigger string?</text:p>
      <text:p text:style-name="P6"><text:s text:c="12"/>By using the in keyword</text:p>
      <text:p text:style-name="P6"><text:s text:c="13"/>a=’sairam’</text:p>
      <text:p text:style-name="P6"><text:s text:c="13"/>if ‘ram’ in a:</text:p>
      <text:p text:style-name="P6"><text:s text:c="18"/>print(R)</text:p>
      <text:p text:style-name="P6"/>
      <text:p text:style-name="P6">53 <text:s text:c="7"/>how do you join two or more strings?</text:p>
      <text:p text:style-name="P6"><text:s text:c="12"/>We can use the+</text:p>
      <text:p text:style-name="P6"><text:s text:c="12"/>u=’sai’</text:p>
      <text:p text:style-name="P6"><text:s text:c="12"/>v= ‘ram’</text:p>
      <text:p text:style-name="P6"><text:s text:c="13"/>t=u+v</text:p>
      <text:p text:style-name="P6"><text:s text:c="12"/>print(t)</text:p>
      <text:p text:style-name="P6"><text:s text:c="12"/>------&gt;’sairam’</text:p>
      <text:p text:style-name="P6"/>
      <text:p text:style-name="P6"><text:s text:c="2"/>54 <text:s text:c="5"/>What are \"methods\" in Python? How are they different from functions?</text:p>
      <text:p text:style-name="P15"><text:s text:c="13"/><text:span text:style-name="T18">Methods are the operations that belong to a class. They are bound to a class and can be called using a reference of an object of the class. Functions can be called without such a constraint.</text:span></text:p>
      <text:p text:style-name="P6"/>
      <text:p text:style-name="P6">55 <text:s/>What do the `.lower`, `.upper` and `.capitalize` methods on strings do?</text:p>
      <text:p text:style-name="P6"><text:s text:c="6"/>Lower() <text:s/>to make the string lower case</text:p>
      <text:p text:style-name="P6"><text:s text:c="7"/>upper() <text:s text:c="2"/>to make the string in the upper case</text:p>
      <text:p text:style-name="P6"><text:s text:c="7"/>capitalize() <text:s/>to make the string capitalize</text:p>
      <text:p text:style-name="P6"><text:s text:c="2"/></text:p>
      <text:p text:style-name="P6"><text:s/>56 <text:s text:c="2"/>How do you replace a specific part of a string with something else?</text:p>
      <text:p text:style-name="P6"><text:s text:c="8"/>u=’football is leo messi’</text:p>
      <text:p text:style-name="P6"><text:s text:c="8"/>u.replace(u[3].’v’)</text:p>
      <text:p text:style-name="P6"><text:s text:c="7"/>print(u)</text:p>
      <text:p text:style-name="P6"><text:s text:c="6"/>-----&gt;’foovball is leo messi</text:p>
      <text:p text:style-name="P6"/>
      <text:p text:style-name="P6"><text:s text:c="2"/><text:span text:style-name="T9">57 <text:s text:c="2"/>How do you split the string \"Sun,Mon,Tue,Wed,Thu,Fri,Sat\" into a list of days?</text:span></text:p>
      <text:p text:style-name="P6"><text:s text:c="9"/><text:span text:style-name="T9">We can use the split function</text:span></text:p>
      <text:p text:style-name="P6"><text:s text:c="10"/><text:span text:style-name="T9">[‘Sun’,’Mon’,’Tue’]</text:span></text:p>
      <text:p text:style-name="P6"/>
      <text:p text:style-name="P6"><text:s text:c="3"/><text:span text:style-name="T9">58 <text:s text:c="3"/>How do you remove whitespace from the beginning and end of a string?</text:span></text:p>
      <text:p text:style-name="P6"><text:s text:c="11"/><text:span text:style-name="T9">Strip()</text:span></text:p>
      <text:p text:style-name="P6"/>
      <text:p text:style-name="P6"><text:s text:c="2"/><text:span text:style-name="T9">59 <text:s text:c="2"/>What is the string `.format` method used for? Can you give an example?</text:span></text:p>
      <text:p text:style-name="P6"><text:s text:c="11"/>‘<text:span text:style-name="T10">{} plus {} equals {}’.format(2,3,’five’)</text:span></text:p>
      <text:p text:style-name="P6"/>
      <text:p text:style-name="P6"><text:s text:c="4"/><text:span text:style-name="T10">60 <text:s text:c="2"/>What are the benefits of using the `.format` method instead of string concatenation</text:span></text:p>
      <text:p text:style-name="P6"><text:s text:c="13"/><text:span text:style-name="T10">for format we can reuse the variables whereas its not possible with concatenation</text:span></text:p>
      <text:p text:style-name="P6"/>
      <text:p text:style-name="P6"><text:s text:c="5"/><text:span text:style-name="T10">61 <text:s text:c="3"/>How do you convert a value of another type to a string?</text:span></text:p>
      <text:p text:style-name="P6"><text:s text:c="14"/><text:span text:style-name="T10">Typecasting</text:span></text:p>
      <text:p text:style-name="P6"/>
      <text:p text:style-name="P6"><text:s text:c="5"/><text:span text:style-name="T10">62 <text:s text:c="4"/>how do you check if two strings have the same value?</text:span></text:p>
      <text:p text:style-name="P6"><text:s text:c="16"/><text:span text:style-name="T10">==</text:span></text:p>
      <text:p text:style-name="P6"><text:s text:c="2"/></text:p>
      <text:p text:style-name="P8"><text:s text:c="5"/><text:span text:style-name="T10">63 <text:s text:c="6"/>Where can you find the list of all the methods supported by strings?</text:span></text:p>
      <text:p text:style-name="P10"><text:s text:c="16"/>dir(list)</text:p>
      <text:p text:style-name="P10"><text:soft-page-break/><text:s text:c="6"/></text:p>
      <text:p text:style-name="P10"><text:s text:c="5"/>64 <text:s text:c="6"/>what is a list in Python? </text:p>
      <text:p text:style-name="P8"><text:s text:c="16"/><text:span text:style-name="T10">A python list is an orderd mutable array of objects</text:span></text:p>
      <text:p text:style-name="P8"/>
      <text:p text:style-name="P8"><text:s text:c="5"/><text:span text:style-name="T10">65 <text:s text:c="6"/>How do you create a list?</text:span></text:p>
      <text:p text:style-name="P8"><text:s text:c="16"/><text:span text:style-name="T11">A list is constructed by specifying the objects seperated by commas between a sqaure bracket</text:span></text:p>
      <text:p text:style-name="P8"><text:s text:c="3"/></text:p>
      <text:p text:style-name="P8"><text:s text:c="6"/><text:span text:style-name="T11">66 <text:s text:c="6"/>Can a Python list contain values of different data types?</text:span></text:p>
      <text:p text:style-name="P8"><text:s text:c="18"/><text:span text:style-name="T11">Yes</text:span></text:p>
      <text:p text:style-name="P8"/>
      <text:p text:style-name="P8"><text:s text:c="6"/><text:span text:style-name="T11">67 <text:s text:c="6"/>Can a list contain another list as an element within it?</text:span></text:p>
      <text:p text:style-name="P8"><text:s text:c="18"/><text:span text:style-name="T11">Yes</text:span></text:p>
      <text:p text:style-name="P8"><text:s text:c="3"/></text:p>
      <text:p text:style-name="P8"><text:s text:c="6"/><text:span text:style-name="T11">68 <text:s text:c="7"/>Can you create a list without any values?</text:span></text:p>
      <text:p text:style-name="P8"><text:s text:c="18"/><text:span text:style-name="T11">Yes empty list</text:span></text:p>
      <text:p text:style-name="P8"/>
      <text:p text:style-name="P8"><text:s text:c="7"/><text:span text:style-name="T11">69 <text:s text:c="7"/>How do you check the length of a list in Python?</text:span></text:p>
      <text:p text:style-name="P8"><text:s text:c="18"/><text:span text:style-name="T11">len(list_name)</text:span></text:p>
      <text:p text:style-name="P8"/>
      <text:p text:style-name="P8"><text:s text:c="9"/><text:span text:style-name="T11">70 <text:s text:c="5"/>How do you retrieve a value from a list?</text:span></text:p>
      <text:p text:style-name="P8"><text:s text:c="19"/><text:span text:style-name="T11">list[‘w’,’t’,’y’,’u’]</text:span></text:p>
      <text:p text:style-name="P8"><text:s text:c="19"/><text:span text:style-name="T11">print(list[0])</text:span></text:p>
      <text:p text:style-name="P8"/>
      <text:p text:style-name="P8"><text:s text:c="10"/><text:span text:style-name="T11">71 <text:s text:c="3"/>what is the smallest and largest index you can use to access elements from a list <text:s/><text:tab/> <text:s/><text:tab/> <text:s text:c="5"/>containing five elements?</text:span></text:p>
      <text:p text:style-name="P8"><text:s text:c="18"/><text:span text:style-name="T11">Smallest 0</text:span></text:p>
      <text:p text:style-name="P8"><text:s text:c="15"/><text:span text:style-name="T11">l <text:s/>argest <text:s text:c="3"/>4</text:span></text:p>
      <text:p text:style-name="P8"/>
      <text:p text:style-name="P8"><text:s text:c="10"/><text:span text:style-name="T11">72 <text:s text:c="4"/>What happens if you try to access an index equal to or larger than the size of a list?</text:span></text:p>
      <text:p text:style-name="P8"><text:tab/> <text:s text:c="7"/><text:span text:style-name="T12">Index overboumd</text:span></text:p>
      <text:p text:style-name="P8"><text:s/></text:p>
      <text:p text:style-name="P8"><text:s text:c="8"/><text:span text:style-name="T12">73 <text:s text:c="5"/>What happens if you try to access a negative index within a list?</text:span></text:p>
      <text:p text:style-name="P8"><text:tab/> <text:s text:c="6"/><text:span text:style-name="T12">Error</text:span></text:p>
      <text:p text:style-name="P8"/>
      <text:p text:style-name="P8"><text:s text:c="9"/><text:span text:style-name="T12">74 <text:s text:c="5"/>How do you access a range of elements from a list?</text:span></text:p>
      <text:p text:style-name="P13"><text:s text:c="21"/><text:span text:style-name="T13">a=[1,2,3,4,5]</text:span></text:p>
      <text:p text:style-name="P13"><text:s text:c="19"/><text:span text:style-name="T13">a[2:5]</text:span></text:p>
      <text:p text:style-name="P8"><text:s text:c="19"/></text:p>
      <text:p text:style-name="P8"/>
      <text:p text:style-name="P6"><text:s text:c="10"/><text:span text:style-name="T13">75 <text:s text:c="3"/>How many elements does the list returned by the expression `a_list[2:5]` contain?</text:span></text:p>
      <text:p text:style-name="P6"><text:s text:c="18"/><text:span text:style-name="T13">3</text:span></text:p>
      <text:p text:style-name="P6"><text:s text:c="2"/></text:p>
      <text:p text:style-name="P13"><text:s text:c="9"/><text:span text:style-name="T13">76 <text:s text:c="5"/></text:span><text:span text:style-name="T14">What do the ranges `a_list[:2]` and `a_list[2:]` represent?</text:span></text:p>
      <text:p text:style-name="P13"><text:s text:c="20"/><text:span text:style-name="T13">a_list[:2] will gve the numbers from 0 to n-1 thh index from 0 to 1</text:span></text:p>
      <text:p text:style-name="P13"><text:s text:c="20"/><text:span text:style-name="T13">a_list[2:] will give the values from index 2 to the last</text:span></text:p>
      <text:p text:style-name="P13"/>
      <text:p text:style-name="P13"><text:s text:c="10"/><text:span text:style-name="T13">77 <text:s text:c="4"/></text:span><text:span text:style-name="T14">How do you change the item stored at a specific index within a list?</text:span></text:p>
      <text:p text:style-name="P13"><text:s text:c="19"/><text:span text:style-name="T13">b=[1,2,5,6,7]</text:span></text:p>
      <text:p text:style-name="P13"><text:s text:c="20"/><text:span text:style-name="T13">b[2]=78</text:span></text:p>
      <text:p text:style-name="P13"><text:soft-page-break/><text:s text:c="20"/><text:span text:style-name="T13">[1,2,78,6,7]</text:span></text:p>
      <text:p text:style-name="P13"/>
      <text:p text:style-name="P14"><text:s text:c="10"/><text:span text:style-name="T13">78 <text:s text:c="6"/></text:span><text:span text:style-name="T14">How do you insert a new item at the beginning, middle, or end of a list?</text:span></text:p>
      <text:p text:style-name="P14"><text:s text:c="20"/><text:span text:style-name="T15">Using insert function</text:span></text:p>
      <text:p text:style-name="P14"/>
      <text:p text:style-name="P14"><text:s text:c="11"/><text:span text:style-name="T15">79 <text:s text:c="5"/></text:span><text:span text:style-name="T14">How do you remove an item from al list?</text:span></text:p>
      <text:p text:style-name="P14"><text:s text:c="21"/><text:span text:style-name="T15">Pop or remove method</text:span></text:p>
      <text:p text:style-name="P14"/>
      <text:p text:style-name="P14"><text:s text:c="12"/><text:span text:style-name="T15">80 <text:s text:c="5"/></text:span><text:span text:style-name="T14">How do you remove the item at a given index from a list</text:span></text:p>
      <text:p text:style-name="P14"><text:s text:c="21"/><text:span text:style-name="T15">using remove method</text:span></text:p>
      <text:p text:style-name="P14"/>
      <text:p text:style-name="P14"><text:s text:c="12"/><text:span text:style-name="T15">81 <text:s text:c="5"/></text:span><text:span text:style-name="T14">How do you check if a list contains a value?</text:span></text:p>
      <text:p text:style-name="P16"><text:s text:c="22"/>Using the in keyword.</text:p>
      <text:p text:style-name="P16"/>
      <text:p text:style-name="P16"><text:s text:c="12"/><text:span text:style-name="T15">82 <text:s text:c="4"/>How do you combine two or most lists to create a larger list?</text:span></text:p>
      <text:p text:style-name="P16"><text:s text:c="21"/><text:span text:style-name="T15">a. Extend()</text:span></text:p>
      <text:p text:style-name="P16"/>
      <text:p text:style-name="P16"><text:s text:c="12"/><text:span text:style-name="T15">83 <text:s text:c="4"/></text:span><text:span text:style-name="T14">How do you create a copy of a list?</text:span></text:p>
      <text:p text:style-name="P17"><text:s text:c="20"/>Using the copy method. </text:p>
      <text:p text:style-name="P17"/>
      <text:p text:style-name="P17"><text:s text:c="13"/><text:span text:style-name="T15">84 <text:s text:c="3"/>D</text:span><text:span text:style-name="T14">oes the expression `a_new_list = a_list` create a copy of the list `a_list`?</text:span></text:p>
      <text:p text:style-name="P17"><text:s text:c="20"/>No,both point to the same list.</text:p>
      <text:p text:style-name="P17"><text:s text:c="11"/><text:span text:style-name="T15"><text:s/></text:span><text:span text:style-name="T14">85. Where can you find the list of all the methods supported by lists?</text:span></text:p>
      <text:p text:style-name="P23"><text:s text:c="19"/>&gt;&gt;&gt; dir(list)</text:p>
      <text:p text:style-name="P23"><text:s text:c="19"/>['__add__', '__class__', '__class_getitem__', '__contains__', '__delattr__', '__delitem__', '__dir__', '__doc__', '__eq__', '__format__', '__ge__', '__getattribute__', '__getitem__', '__gt__', '__hash__', '__iadd__', '__imul__', '__init__', '__init_subclass__', '__iter__', '__le__', '__len__', '__lt__', '__mul__', '__ne__', '__new__', '__reduce__', '__reduce_ex__', '__repr__', '__reversed__', '__rmul__', '__setattr__', '__setitem__', '__sizeof__', '__str__', '__subclasshook__', 'append', 'clear', 'copy', 'count', 'extend', 'index', 'insert', 'pop', 'remove', 'reverse', 'sort']</text:p>
      <text:p text:style-name="P18"><text:s text:c="2"/></text:p>
      <text:p text:style-name="P18"><text:s text:c="9"/><text:span text:style-name="T15">86 <text:s text:c="3"/></text:span>What is a Tuple in Python?</text:p>
      <text:p text:style-name="P25"><text:s text:c="17"/>It can be considered to be an immutable list. Defined using () and not [].</text:p>
      <text:p text:style-name="P25"/>
      <text:p text:style-name="P23"><text:s text:c="7"/>87. How is a tuple different from a list?</text:p>
      <text:p text:style-name="P25"><text:s text:c="14"/>A list is mutable, a tuple is immutable.</text:p>
      <text:p text:style-name="P25"/>
      <text:p text:style-name="P23"><text:s text:c="7"/>88. Can you add or remove elements in a tuple?</text:p>
      <text:p text:style-name="P25"><text:s text:c="12"/>No.</text:p>
      <text:p text:style-name="P25"/>
      <text:p text:style-name="P23"><text:s text:c="7"/>89. How do you create a tuple with just one element?</text:p>
      <text:p text:style-name="P23"><text:s text:c="13"/>&gt;&gt;&gt; a = (1,)</text:p>
      <text:p text:style-name="P23"><text:soft-page-break/></text:p>
      <text:p text:style-name="P23"><text:s text:c="6"/>90. How do you convert a tuple to a list and vice versa?</text:p>
      <text:p text:style-name="P23"><text:s text:c="12"/>a = (1,2,3,4,5)</text:p>
      <text:p text:style-name="P23"><text:s text:c="13"/>type(a)</text:p>
      <text:p text:style-name="P23"><text:s text:c="11"/>&lt;class 'tuple'&gt;</text:p>
      <text:p text:style-name="P23"><text:s text:c="14"/>list(a)</text:p>
      <text:p text:style-name="P23"><text:s text:c="11"/>[1, 2, 3, 4, 5]</text:p>
      <text:p text:style-name="P23"><text:s text:c="10"/>type(list(a))</text:p>
      <text:p text:style-name="P23"><text:s text:c="9"/>&lt;class 'list'&gt;</text:p>
      <text:p text:style-name="P23"/>
      <text:p text:style-name="P27"><text:s text:c="3"/><text:span text:style-name="T14">91. What are the `count` and `index` method of a Tuple used for?</text:span></text:p>
      <text:p text:style-name="P25">Count() takes one argument and counts the number of occurrences of that element in the tuple.</text:p>
      <text:p text:style-name="P25">Index() takes one argument and returns the index of the first occurrence of the argument.</text:p>
      <text:p text:style-name="P25"/>
      <text:p text:style-name="P28">92<text:span text:style-name="T14">What is a dictionary in Python?</text:span></text:p>
      <text:p text:style-name="P26">A dictionary can be considered to be an <text:span text:style-name="T16">associative array consisting of key-value pairs.</text:span></text:p>
      <text:p text:style-name="P26"/>
      <text:p text:style-name="P26"><text:s/><text:span text:style-name="T17">93 <text:s/></text:span><text:span text:style-name="T14">How do you create a dictionary?</text:span></text:p>
      <text:p text:style-name="P24"><text:s/>x = {'name' : '<text:span text:style-name="T17">vivek</text:span>', 'age' <text:s/>: 2<text:span text:style-name="T17">2</text:span>}</text:p>
      <text:p text:style-name="P24"><text:s/>x</text:p>
      <text:p text:style-name="P24">{'name': '<text:span text:style-name="T17">vivek</text:span>', 'age': 2<text:span text:style-name="T17">2</text:span>}</text:p>
      <text:p text:style-name="P24"><text:s/>type(x)</text:p>
      <text:p text:style-name="P24">&lt;class 'dict'&gt;</text:p>
      <text:p text:style-name="P24"/>
      <text:p text:style-name="P29">94 .<text:span text:style-name="T14">What are keys and values?</text:span></text:p>
      <text:p text:style-name="P30">Keys are the identities of the attributes/elements of the dictionary and values are the actual data stored in them.</text:p>
      <text:p text:style-name="P30"/>
      <text:p text:style-name="P29"/>
      <text:p text:style-name="P24">95. How do you access the value associated with a specific key in a dictionary?</text:p>
      <text:p text:style-name="P24">x['name']</text:p>
      <text:p text:style-name="P24"><text:soft-page-break/>'<text:span text:style-name="T17">vivek</text:span>'</text:p>
      <text:p text:style-name="P24"/>
      <text:p text:style-name="P24">96. What happens if you try to access the value for a key that doesn't exist in a dictionary?</text:p>
      <text:p text:style-name="P24">x['job']</text:p>
      <text:p text:style-name="P24">Traceback (most recent call last):</text:p>
      <text:p text:style-name="P24"><text:s text:c="2"/>File "&lt;stdin&gt;", line 1, in &lt;module&gt;</text:p>
      <text:p text:style-name="P24">KeyError: 'job'</text:p>
      <text:p text:style-name="P30">It generates a key error.</text:p>
      <text:p text:style-name="P30"/>
      <text:p text:style-name="P24">97. What is the `.get` method of a dictionary used for?</text:p>
      <text:p text:style-name="P30">It is used to retrieve a value from a dictionary using its key if the pair exists.</text:p>
      <text:p text:style-name="P30"/>
      <text:p text:style-name="P24">98. How do you change the value associated with a key in a dictionary?</text:p>
      <text:p text:style-name="P24"><text:s/>x.get('name')</text:p>
      <text:p text:style-name="P24">'<text:span text:style-name="T17">vivek</text:span>'</text:p>
      <text:p text:style-name="P24">x['name'] = 'vi<text:span text:style-name="T17">vek</text:span></text:p>
      <text:p text:style-name="P24"><text:s/>x</text:p>
      <text:p text:style-name="P24">{'name': 'vi<text:span text:style-name="T17">vek</text:span>'s, 'age': 2<text:span text:style-name="T17">2</text:span>}</text:p>
      <text:p text:style-name="P24"/>
      <text:p text:style-name="P24">99. How do you add or remove a key-value pair in a dictionary?</text:p>
      <text:p text:style-name="P31">Adding a key value pair:</text:p>
      <text:p text:style-name="P31">x</text:p>
      <text:p text:style-name="P31">{'name': 'vi<text:span text:style-name="T17">vek</text:span>', 'age': 2<text:span text:style-name="T17">2</text:span>}</text:p>
      <text:p text:style-name="P31"><text:s/>x['height'] = 180</text:p>
      <text:p text:style-name="P31">x</text:p>
      <text:p text:style-name="P31">{'name': 'vi<text:span text:style-name="T17">vek</text:span>', 'age': 2<text:span text:style-name="T17">2</text:span>, 'height': 180}</text:p>
      <text:p text:style-name="P31">Removing a key value pair:</text:p>
      <text:p text:style-name="P31">x</text:p>
      <text:p text:style-name="P31">{'name': 'vi<text:span text:style-name="T17">vek</text:span>', 'age': 2<text:span text:style-name="T17">2</text:span>, 'height': 180}</text:p>
      <text:p text:style-name="P31">del x['height']</text:p>
      <text:p text:style-name="P31"><text:s/>x</text:p>
      <text:p text:style-name="P31"><text:soft-page-break/>{'name': 'vi<text:span text:style-name="T17">vek</text:span>, 'age': 2<text:span text:style-name="T17">2</text:span>}</text:p>
      <text:p text:style-name="P31"/>
      <text:p text:style-name="P24">100. How do you access the keys, values, and key-value pairs within a dictionary?</text:p>
      <text:p text:style-name="P31">Accessing the keys:</text:p>
      <text:p text:style-name="P24">x.keys()</text:p>
      <text:p text:style-name="P24">dict_keys(['name', 'age'])</text:p>
      <text:p text:style-name="P31">Accessing the values:</text:p>
      <text:p text:style-name="P24"><text:s/>x.values()</text:p>
      <text:p text:style-name="P24">dict_values(['vi<text:span text:style-name="T17">vek</text:span>', 2<text:span text:style-name="T17">2</text:span>])</text:p>
      <text:p text:style-name="P31">Accessing the key-value pairs:</text:p>
      <text:p text:style-name="P24"><text:s/>x.items()</text:p>
      <text:p text:style-name="P24">dict_items([('name', 'vivek('age', 22])</text:p>
      <text:p text:style-name="P24"/>
      <text:p text:style-name="P30"/>
      <text:p text:style-name="P30"/>
      <text:p text:style-name="P30"/>
      <text:p text:style-name="P18"/>
      <text:p text:style-name="P13"><text:s text:c="20"/></text:p>
      <text:p text:style-name="P6"><text:s text:c="10"/></text:p>
      <text:p text:style-name="P6"><text:s text:c="12"/></text:p>
      <text:p text:style-name="P6"><text:s/></text:p>
      <text:p text:style-name="P6"/>
      <text:p text:style-name="P6"><text:tab/></text:p>
      <text:p text:style-name="P6"><text:s text:c="8"/></text:p>
      <text:p text:style-name="P6"><text:s text:c="2"/></text:p>
      <text:p text:style-name="P6"><text:s text:c="12"/></text:p>
      <text:p text:style-name="P6"><text:s text:c="8"/></text:p>
      <text:p text:style-name="P6"><text:s text:c="14"/></text:p>
      <text:p text:style-name="P5"/>
      <text:p text:style-name="P5"/>
      <text:p text:style-name="P4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1 MDSC_102 <text:s text:c="44"/>1942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9:47:20.217651318</meta:creation-date>
    <dc:date>2023-07-10T21:18:10.115681435</dc:date>
    <meta:editing-duration>PT15M1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0" meta:paragraph-count="330" meta:word-count="2128" meta:character-count="14428" meta:non-whitespace-character-count="9976"/>
  </office:meta>
</office:document-meta>
</file>